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c0ab" officeooo:paragraph-rsid="0000c0ab"/>
    </style:style>
    <style:style style:name="P2" style:family="paragraph" style:parent-style-name="Standard">
      <style:paragraph-properties fo:text-align="start" style:justify-single-word="false"/>
      <style:text-properties officeooo:rsid="0000c0ab" officeooo:paragraph-rsid="0000c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entrada de dados</text:p>
      <text:p text:style-name="P2">nome (Caractere);</text:p>
      <text:p text:style-name="P2">endereco (Caractere);</text:p>
      <text:p text:style-name="P2">cidade (Caractere);</text:p>
      <text:p text:style-name="P2">cpf (Caractere);</text:p>
      <text:p text:style-name="P2">rg (Inteiro);</text:p>
      <text:p text:style-name="P2"/>
      <text:p text:style-name="P2">escreva(“Por favor, digite o seu nome: “)</text:p>
      <text:p text:style-name="P2">leia(nome)</text:p>
      <text:p text:style-name="P2"/>
      <text:p text:style-name="P2">escreva(“Por favor, digite seu endereço: “)</text:p>
      <text:p text:style-name="P2">leia(endereco)</text:p>
      <text:p text:style-name="P2"/>
      <text:p text:style-name="P2">escreva(“Por favor, digite sua cidade: “)</text:p>
      <text:p text:style-name="P2">leia(cidade)</text:p>
      <text:p text:style-name="P2"/>
      <text:p text:style-name="P2">escreva(“Por favor, digite seu CPF: “)</text:p>
      <text:p text:style-name="P2">leia(cpf)</text:p>
      <text:p text:style-name="P2"/>
      <text:p text:style-name="P2">escreva(“Por favor, digite seu RG: “)</text:p>
      <text:p text:style-name="P2">leia(cidade)</text:p>
      <text:p text:style-name="P2"/>
      <text:p text:style-name="P2">escreva:(“Seu nome é: “, nome, “, seu endereço é: “, endereco, “, sua cidade é: “,cidade, “, seu CPF é: “, cpf, “ e seu RG é: “, rg)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22:18:50.252000000</meta:creation-date>
    <dc:date>2024-04-17T22:33:22.791000000</dc:date>
    <meta:editing-duration>PT14M33S</meta:editing-duration>
    <meta:editing-cycles>1</meta:editing-cycles>
    <meta:document-statistic meta:table-count="0" meta:image-count="0" meta:object-count="0" meta:page-count="1" meta:paragraph-count="17" meta:word-count="80" meta:character-count="502" meta:non-whitespace-character-count="439"/>
    <meta:generator>LibreOffice/7.6.3.2$Windows_X86_64 LibreOffice_project/29d686fea9f6705b262d369fede658f824154cc0</meta:generator>
  </office:meta>
</office:document-meta>
</file>